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e7d7" officeooo:paragraph-rsid="001f4917"/>
    </style:style>
    <style:style style:name="P2" style:family="paragraph" style:parent-style-name="Preformatted_20_Text">
      <style:text-properties officeooo:rsid="001ee7d7" officeooo:paragraph-rsid="001fc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brary in objects"&gt;</text:placeholder></text:p>
      <text:p text:style-name="P2"><text:placeholder text:placeholder-type="text">&lt;library.title&gt;</text:placeholder><text:tab/><text:placeholder text:placeholder-type="text">&lt;library.isbn&gt;</text:placeholder><text:tab/><text:tab/><text:placeholder text:placeholder-type="text">&lt;library.subject&gt;</text:placeholder><text:tab/><text:tab/><text:placeholder text:placeholder-type="text">&lt;library.amount&gt;</text:placeholder></text:p>
      <text:p text:style-name="P2"/>
      <text:p text:style-name="P2"><text:placeholder text:placeholder-type="text">&lt;library.abstract&gt;</text:placeholder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9" meta:character-count="122" meta:non-whitespace-character-count="114"/>
  </office:meta>
</office:document-meta>
</file>